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Hints.registerMethod( Method method ,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.registerConstructor( Constructor &lt; ? &gt; constructor , Execut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.registerTypes( Iterable &lt; TypeReference &gt; types , Consumer &lt; TypeHint . Builder &gt;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.registerType( TypeReference type , Consumer &lt; TypeHint . Builder &gt;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Hints.registerField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.getTypeHint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.typ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.registerTypeIfPresent( @ Nullable ClassLoader classLoader , String typeName , Consumer &lt; TypeHint . Builder &gt; type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Hints.registerType( TypeReference type ,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.getTypeHint( TypeReferenc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Hints.registerTypeIfPresent( @ Nullable ClassLoader classLoader , String typeName ,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.registerType( Class &lt; ? &gt; type , Consumer &lt; TypeHint . Builder &gt;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.registerType( Class &lt; ? &gt; type , MemberCategory ... memberCateg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Hints.mapParameters( Executable 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